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in" style:contextual-spacing="false"/>
    </style:style>
    <style:style style:name="P2" style:family="paragraph" style:parent-style-name="Normal_20__28_Web_29_">
      <style:paragraph-properties fo:margin-top="0in" fo:margin-bottom="0in" style:contextual-spacing="false"/>
      <style:text-properties officeooo:rsid="002151c7" officeooo:paragraph-rsid="002151c7"/>
    </style:style>
    <style:style style:name="P3" style:family="paragraph" style:parent-style-name="Normal_20__28_Web_29_">
      <style:paragraph-properties fo:margin-top="0in" fo:margin-bottom="0in" style:contextual-spacing="false"/>
      <style:text-properties officeooo:paragraph-rsid="002151c7"/>
    </style:style>
    <style:style style:name="P4" style:family="paragraph" style:parent-style-name="Normal_20__28_Web_29_">
      <style:paragraph-properties fo:margin-top="0in" fo:margin-bottom="0in" style:contextual-spacing="false"/>
      <style:text-properties officeooo:paragraph-rsid="001f742d"/>
    </style:style>
    <style:style style:name="P5" style:family="paragraph" style:parent-style-name="Normal_20__28_Web_29_">
      <style:paragraph-properties fo:margin-top="0in" fo:margin-bottom="0in" style:contextual-spacing="false"/>
      <style:text-properties fo:font-weight="bold" officeooo:rsid="002151c7" officeooo:paragraph-rsid="002151c7" style:font-weight-asian="bold" style:font-weight-complex="bold"/>
    </style:style>
    <style:style style:name="P6" style:family="paragraph" style:parent-style-name="Normal_20__28_Web_29_">
      <style:paragraph-properties fo:margin-top="0in" fo:margin-bottom="0in" style:contextual-spacing="false"/>
      <style:text-properties fo:font-weight="normal" officeooo:rsid="002151c7" officeooo:paragraph-rsid="002151c7" style:font-weight-asian="normal" style:font-weight-complex="normal"/>
    </style:style>
    <style:style style:name="P7" style:family="paragraph" style:parent-style-name="Normal_20__28_Web_29_">
      <style:paragraph-properties fo:margin-top="0in" fo:margin-bottom="0in" style:contextual-spacing="false" fo:text-align="justify" style:justify-single-word="false"/>
    </style:style>
    <style:style style:name="P8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151c7"/>
    </style:style>
    <style:style style:name="P9" style:family="paragraph" style:parent-style-name="Normal_20__28_Web_29_">
      <style:paragraph-properties fo:margin-top="0in" fo:margin-bottom="0in" style:contextual-spacing="false"/>
      <style:text-properties fo:language="en" fo:country="US"/>
    </style:style>
    <style:style style:name="P10" style:family="paragraph" style:parent-style-name="Normal_20__28_Web_29_">
      <style:paragraph-properties fo:margin-top="0in" fo:margin-bottom="0in" style:contextual-spacing="false"/>
      <style:text-properties fo:language="en" fo:country="US" fo:font-weight="bold" style:font-weight-asian="bold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 fo:break-before="page"/>
      <style:text-properties fo:font-weight="bold" officeooo:rsid="002151c7" officeooo:paragraph-rsid="002151c7" style:font-weight-asian="bold" style:font-weight-complex="bold"/>
    </style:style>
    <style:style style:name="P12" style:family="paragraph" style:parent-style-name="Standard">
      <style:text-properties style:font-name="Times New Roman" fo:language="en" fo:country="US" style:font-name-asian="Times New Roman3" style:font-name-complex="Times New Roman3"/>
    </style:style>
    <style:style style:name="P13" style:family="paragraph" style:parent-style-name="Standard">
      <style:text-properties style:font-name="Times New Roman" fo:language="en" fo:country="GB" style:font-name-asian="Times New Roman3" style:font-name-complex="Times New Roman3"/>
    </style:style>
    <style:style style:name="P14" style:family="paragraph" style:parent-style-name="Normal_20__28_Web_29_" style:list-style-name="WWNum1">
      <style:paragraph-properties fo:margin-top="0in" fo:margin-bottom="0in" style:contextual-spacing="false"/>
    </style:style>
    <style:style style:name="P15" style:family="paragraph" style:parent-style-name="Normal_20__28_Web_29_" style:list-style-name="WWNum1">
      <style:paragraph-properties fo:margin-top="0in" fo:margin-bottom="0in" style:contextual-spacing="false"/>
      <style:text-properties fo:language="en" fo:country="US"/>
    </style:style>
    <style:style style:name="P16" style:family="paragraph" style:parent-style-name="Normal_20__28_Web_29_" style:list-style-name="WWNum2">
      <style:paragraph-properties fo:margin-top="0in" fo:margin-bottom="0in" style:contextual-spacing="false"/>
      <style:text-properties fo:language="en" fo:country="US"/>
    </style:style>
    <style:style style:name="P17" style:family="paragraph" style:parent-style-name="Normal_20__28_Web_29_" style:list-style-name="WWNum2">
      <style:paragraph-properties fo:margin-top="0in" fo:margin-bottom="0in" style:contextual-spacing="false"/>
    </style:style>
    <style:style style:name="P18" style:family="paragraph" style:parent-style-name="Normal_20__28_Web_29_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paragraph-rsid="0033a61d" style:text-blinking="false" fo:background-color="transparent"/>
    </style:style>
    <style:style style:name="P19" style:family="paragraph" style:parent-style-name="Normal_20__28_Web_29_">
      <style:paragraph-properties fo:margin-top="0in" fo:margin-bottom="0in" style:contextual-spacing="false" fo:break-before="page"/>
      <style:text-properties style:font-name="Times New Roman1" fo:language="en" fo:country="US" fo:font-weight="bold" officeooo:rsid="0022c20c" officeooo:paragraph-rsid="00247f21" style:font-weight-asian="bold" style:font-weight-complex="bold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 style:list-style-name="WWNum3">
      <style:text-properties style:font-name="Times New Roman" fo:language="en" fo:country="GB" style:font-name-asian="Times New Roman3" style:font-name-complex="Times New Roman3"/>
    </style:style>
    <style:style style:name="P2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bold" officeooo:rsid="002b439b" officeooo:paragraph-rsid="002b439b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bold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b439b" officeooo:paragraph-rsid="002b439b" style:text-blinking="false" fo:background-color="transparent" style:font-weight-asian="normal" style:font-weight-complex="normal"/>
    </style:style>
    <style:style style:name="P2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b439b" officeooo:paragraph-rsid="0030f4ee" style:text-blinking="false" fo:background-color="transparent" style:font-weight-asian="normal" style:font-weight-complex="normal"/>
    </style:style>
    <style:style style:name="P2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d36ba" officeooo:paragraph-rsid="002d36ba" style:text-blinking="false" fo:background-color="transparent" style:font-weight-asian="normal" style:font-weight-complex="normal"/>
    </style:style>
    <style:style style:name="P2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paragraph-rsid="002b439b" style:text-blinking="false" fo:background-color="transparent"/>
    </style:style>
    <style:style style:name="P28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paragraph-rsid="002d36ba" style:text-blinking="false" fo:background-color="transparent"/>
    </style:style>
    <style:style style:name="P2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paragraph-rsid="002d36ba" style:text-blinking="false" fo:background-color="transparent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33a61d" officeooo:paragraph-rsid="0033a61d" style:text-blinking="false" fo:background-color="transparent"/>
    </style:style>
    <style:style style:name="P31" style:family="paragraph" style:parent-style-name="Text_20_body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paragraph-rsid="00247f21" style:text-blinking="false" fo:background-color="transparent"/>
    </style:style>
    <style:style style:name="P32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/>
    </style:style>
    <style:style style:name="P33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paragraph-rsid="002eaa68" style:text-blinking="false" fo:background-color="transparent"/>
    </style:style>
    <style:style style:name="P34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/>
      <style:text-properties style:font-name="Times New Roman1"/>
    </style:style>
    <style:style style:name="P35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/>
      <style:text-properties style:font-name="Times New Roman1" officeooo:paragraph-rsid="002eaa68"/>
    </style:style>
    <style:style style:name="T1" style:family="text">
      <style:text-properties style:font-name="Times New Roman" fo:language="en" fo:country="GB" fo:font-weight="bold" style:font-name-asian="Times New Roman3" style:font-weight-asian="bold" style:font-name-complex="Times New Roman3"/>
    </style:style>
    <style:style style:name="T2" style:family="text">
      <style:text-properties style:font-name="Times New Roman" fo:language="en" fo:country="GB" fo:font-weight="bold" style:font-name-asian="Times New Roman3" style:font-weight-asian="bold" style:font-name-complex="Times New Roman3" style:font-weight-complex="bold"/>
    </style:style>
    <style:style style:name="T3" style:family="text">
      <style:text-properties style:font-name="Times New Roman" officeooo:rsid="001f742d" style:font-name-asian="Times New Roman3" style:font-name-complex="Times New Roman3"/>
    </style:style>
    <style:style style:name="T4" style:family="text">
      <style:text-properties style:font-name="Times New Roman" officeooo:rsid="002151c7" style:font-name-asian="Times New Roman3" style:font-name-complex="Times New Roman3"/>
    </style:style>
    <style:style style:name="T5" style:family="text">
      <style:text-properties style:font-name="Times New Roman" officeooo:rsid="00223142" style:font-name-asian="Times New Roman3" style:font-name-complex="Times New Roman3"/>
    </style:style>
    <style:style style:name="T6" style:family="text">
      <style:text-properties style:font-name="Times New Roman" fo:font-style="normal" fo:font-weight="normal" officeooo:rsid="002151c7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style:font-name="Times New Roman" fo:font-style="italic" fo:font-weight="normal" officeooo:rsid="002151c7" style:font-name-asian="Times New Roman3" style:font-style-asian="italic" style:font-weight-asian="normal" style:font-name-complex="Times New Roman3" style:font-style-complex="italic" style:font-weight-complex="normal"/>
    </style:style>
    <style:style style:name="T8" style:family="text">
      <style:text-properties fo:language="en" fo:country="US"/>
    </style:style>
    <style:style style:name="T9" style:family="text">
      <style:text-properties officeooo:rsid="001f742d"/>
    </style:style>
    <style:style style:name="T10" style:family="text">
      <style:text-properties officeooo:rsid="002151c7"/>
    </style:style>
    <style:style style:name="T11" style:family="text">
      <style:text-properties fo:font-style="italic" fo:font-weight="normal" officeooo:rsid="002151c7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weight-asian="normal" style:font-style-complex="italic" style:font-weight-complex="normal"/>
    </style:style>
    <style:style style:name="T14" style:family="text">
      <style:text-properties fo:font-style="italic" fo:background-color="transparent" loext:char-shading-value="0"/>
    </style:style>
    <style:style style:name="T15" style:family="text">
      <style:text-properties fo:font-style="normal" fo:font-weight="normal" officeooo:rsid="002151c7" style:font-style-asian="normal" style:font-weight-asian="normal" style:font-style-complex="normal" style:font-weight-complex="normal"/>
    </style:style>
    <style:style style:name="T16" style:family="text">
      <style:text-properties fo:font-weight="normal" officeooo:rsid="002151c7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d36ba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eaa68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eaa68" style:text-blinking="false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italic" style:text-underline-style="none" fo:font-weight="normal" officeooo:rsid="002eaa68" style:text-blinking="false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26" style:family="text">
      <style:text-properties style:font-style-asian="normal" style:font-style-complex="normal"/>
    </style:style>
    <style:style style:name="T27" style:family="text">
      <style:text-properties officeooo:rsid="0030f4ee" style:font-style-asian="normal" style:font-style-complex="normal"/>
    </style:style>
    <style:style style:name="T28" style:family="text">
      <style:text-properties style:font-style-asian="normal" style:font-weight-asian="normal" style:font-style-complex="normal" style:font-weight-complex="normal"/>
    </style:style>
    <style:style style:name="T29" style:family="text">
      <style:text-properties officeooo:rsid="002eaa68" style:font-style-asian="normal" style:font-weight-asian="normal" style:font-style-complex="normal" style:font-weight-complex="normal"/>
    </style:style>
    <style:style style:name="T30" style:family="text">
      <style:text-properties officeooo:rsid="002d36ba" style:font-weight-asian="normal" style:font-weight-complex="normal"/>
    </style:style>
    <style:style style:name="T31" style:family="text">
      <style:text-properties officeooo:rsid="002eaa68" style:font-weight-asian="normal" style:font-weight-complex="normal"/>
    </style:style>
    <style:style style:name="T32" style:family="text">
      <style:text-properties officeooo:rsid="002d36ba"/>
    </style:style>
    <style:style style:name="T33" style:family="text">
      <style:text-properties fo:background-color="transparent" loext:char-shading-value="0"/>
    </style:style>
    <style:style style:name="T34" style:family="text">
      <style:text-properties style:font-name="Times New Roman2"/>
    </style:style>
    <style:style style:name="T35" style:family="text">
      <style:text-properties style:font-style-asian="italic" style:font-style-complex="italic"/>
    </style:style>
    <style:style style:name="T36" style:family="text">
      <style:text-properties officeooo:rsid="002eaa68" style:font-style-asian="italic" style:font-weight-asian="normal" style:font-style-complex="italic" style:font-weight-complex="normal"/>
    </style:style>
    <style:style style:name="T37" style:family="text">
      <style:text-properties officeooo:rsid="0030f4ee"/>
    </style:style>
    <style:style style:name="T38" style:family="text">
      <style:text-properties officeooo:rsid="0025e9da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05in" text:min-label-width="0.2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Question 1</text:span><text:span text:style-name="T1">: Degree of synthesis in text (see Haspelmath &amp; Sims (2010: 4-6)</text:span></text:p>
      <text:p text:style-name="P13">Please find a short text (try to aim for 200 words) in your native language (please write down the name of the language). Conduct a (tentative) morphological analysis of the text by adding hyphens in between morphemes. </text:p>
      <text:list xml:id="list3837066441" text:style-name="WWNum3">
        <text:list-item>
          <text:p text:style-name="P21">Is it hard to do the morphological analysis? Which problems do you encounter?</text:p>
        </text:list-item>
        <text:list-item>
          <text:p text:style-name="P21">Calculate the degree of synthesis by dividing the number of morphemes by the number of words. We will compare in class (both cross-linguistically, and within the same languages). </text:p>
        </text:list-item>
      </text:list>
      <text:p text:style-name="P12"/>
      <text:p text:style-name="P12"/>
      <text:p text:style-name="P12"/>
      <text:p text:style-name="P10">Question 2: Michoacán Nahuatl morphology </text:p>
      <text:p text:style-name="P9">Perform a morphological analysis on these sentences of Michoacán Nahuatl (ncl). For each morpheme, say whether it is a root, prefix, or suffix, and identify its function. (This exercise is Problem 179 in Merrifield et al. 1987. Used with permission.) (source: Lyovin, Anatole V., Brett Kessler, and William R. Leben. 2017. An Introduction to the Languages of the World. Oxford: Oxford University Press.)</text:p>
      <text:p text:style-name="P9"/>
      <text:list xml:id="list1124637936" text:style-name="WWNum1">
        <text:list-item>
          <text:p text:style-name="P14">nikot͡ʃik <text:tab/><text:tab/><text:tab/>I slept.</text:p>
        </text:list-item>
        <text:list-item>
          <text:p text:style-name="P15">kot͡ʃik iʃolul <text:tab/><text:tab/><text:tab/>His child slept.</text:p>
        </text:list-item>
        <text:list-item>
          <text:p text:style-name="P14">tijuli <text:tab/><text:tab/><text:tab/><text:tab/><text:span text:style-name="T8">You live.</text:span></text:p>
        </text:list-item>
        <text:list-item>
          <text:p text:style-name="P14"><text:span text:style-name="T8">juli mosiwal <text:tab/><text:tab/><text:tab/>Your wife</text:span><text:bookmark text:name="_GoBack"/><text:span text:style-name="T8"> lives.</text:span></text:p>
        </text:list-item>
        <text:list-item>
          <text:p text:style-name="P14">net͡ʃlamat͡ʃiltia <text:tab/><text:tab/><text:tab/><text:span text:style-name="T8">He informs me.</text:span></text:p>
        </text:list-item>
        <text:list-item>
          <text:p text:style-name="P15">kilamat͡ʃiltik nosiwal <text:tab/><text:tab/>He informed my wife.</text:p>
        </text:list-item>
        <text:list-item>
          <text:p text:style-name="P14">tiwehkawa <text:tab/><text:tab/><text:tab/><text:span text:style-name="T8">You endure.</text:span></text:p>
        </text:list-item>
        <text:list-item>
          <text:p text:style-name="P15">wehkawa not͡ʃkawalisli <text:tab/>My strength holds out.</text:p>
        </text:list-item>
        <text:list-item>
          <text:p text:style-name="P14">nilamik <text:tab/><text:tab/><text:tab/><text:span text:style-name="T8">I finished.</text:span></text:p>
        </text:list-item>
        <text:list-item>
          <text:p text:style-name="P15">lami molamat͡ʃiltilisli <text:tab/><text:tab/>Your news ends.</text:p>
        </text:list-item>
        <text:list-item>
          <text:p text:style-name="P15">lamik it͡ʃikawalisli <text:tab/><text:tab/>His strength gave out.</text:p>
        </text:list-item>
        <text:list-item>
          <text:p text:style-name="P14">miht͡ʃikawak <text:tab/><text:tab/><text:tab/><text:span text:style-name="T8">He strengthened you.</text:span></text:p>
        </text:list-item>
        <text:list-item>
          <text:p text:style-name="P14">kit͡ʃikawa <text:tab/><text:tab/><text:tab/><text:span text:style-name="T8">He strengthens him.</text:span></text:p>
        </text:list-item>
        <text:list-item>
          <text:p text:style-name="P15">kit͡ʃikawa noʃolul <text:tab/><text:tab/>He strengthens my child.</text:p>
        </text:list-item>
        <text:list-item>
          <text:p text:style-name="P14">kipolua <text:tab/><text:tab/><text:tab/><text:span text:style-name="T8">He loses it.</text:span></text:p>
        </text:list-item>
        <text:list-item>
          <text:p text:style-name="P15">kipolua kot͡ʃilisli <text:tab/><text:tab/>He loses sleep.</text:p>
        </text:list-item>
        <text:list-item>
          <text:p text:style-name="P15">kipoluk it͡ʃikawalisli <text:tab/><text:tab/>He lost his strength.</text:p>
        </text:list-item>
        <text:list-item>
          <text:p text:style-name="P14">net͡ʃwililtia <text:tab/><text:tab/><text:tab/><text:span text:style-name="T8">He empowers me.</text:span></text:p>
        </text:list-item>
      </text:list>
      <text:list xml:id="list2507298433" text:style-name="WWNum2">
        <text:list-item>
          <text:p text:style-name="P17">mit͡ʃwililtik <text:tab/><text:tab/><text:tab/><text:span text:style-name="T8">He empowered you.</text:span></text:p>
        </text:list-item>
        <text:list-item>
          <text:p text:style-name="P16">kiwililtia moʃolul <text:tab/><text:tab/>He empowers your child.</text:p>
        </text:list-item>
        <text:list-item>
          <text:p text:style-name="P17">net͡ʃneki <text:tab/><text:tab/><text:tab/><text:span text:style-name="T8">He loves me.</text:span></text:p>
        </text:list-item>
        <text:list-item>
          <text:p text:style-name="P16">kineki julilisli <text:tab/><text:tab/><text:tab/>He wants life.</text:p>
        </text:list-item>
        <text:list-item>
          <text:p text:style-name="P16">kineki isiwal <text:tab/><text:tab/><text:tab/>He loves his wife.</text:p>
        </text:list-item>
        <text:list-item>
          <text:p text:style-name="P16">kinekik nowililtilisli <text:tab/><text:tab/>He wanted my power.</text:p>
        </text:list-item>
      </text:list>
      <text:p text:style-name="P11">Question 1</text:p>
      <text:p text:style-name="P7"/>
      <text:p text:style-name="P7">S večer-em z-houstl-a mlha sychrav-ého dne. <text:span text:style-name="T3">J</text:span>e ti, jako by ses pro-tlačov-al řídk-ou vlhk-ou hmot-ou, jež se za teb-ou ne-odvrat-ně za-vír-á. Cht-ěl by-s být doma. Doma, u své lamp-y, v krabic-i čtyř stěn. Ni-kdy ses ne-cítil tak o-puštěn. Prokop si raz-í cest-u do nábřež-í. Mraz-í ho a čelo má z-vlhl-é pot-em slab-ost-i; cht-ěl by si sed-nout tady na té mokr-é lavičc-e, ale boj-í se strážn-ík-ů. Zdá se mu, že se mot-á; ano, u Staro-městsk-ých mlýn-ů se mu ně-kdo vy-hnu-l oblouk-em jako opilé-mu. Nyní tedy vy-naklád-á vešker-o<text:span text:style-name="T9">u</text:span> síl-u, aby šel rovn-ě. Teď, teď jde proti ně-mu člověk, má klobouk do očí a vy-hrnu-tý límec. <text:span text:style-name="T3">P</text:span>rokop za-tín-á zuby, vrašt-í čelo, na-píná všechn-y sval-y, aby bez-vadně pře-šel. Ale zrovna na krok před chod-<text:span text:style-name="T10">c</text:span>em se mu u-děl-á v hlav-ě tma a cel-ý svět se s ním po-jednou za-toč-í; náhle vidí z-blízk-a, z-blizouč-ka pár pro-nika-vých očí, jak se do něho v-píchl-y, na-ráží na něčí rameno, vypraví ze sebe cosi jako "promiň-te" a v-zdaluje se s křeč-ovitou důstoj-nost-í. Po několik-a kro-cích se za-stav-í a o-hlédn-e; ten člověk sto-jí a dív-á se u-přeně za ním. Prokop se seber-<text:span text:style-name="T10">e</text:span> a od-cház-í trochu rychlej-i; ale ne-dá mu to, musí se znovu o-hlédnout; a vida, ten člověk pořád stoj-í a dív-á se za ním, do-konce sam-ou pozor-ností vy-sunul z límc-e hlav-u jako želva.</text:p>
      <text:p text:style-name="P1"/>
      <text:p text:style-name="P5">a)</text:p>
      <text:p text:style-name="P6"/>
      <text:p text:style-name="P8"><text:span text:style-name="T16">There are lots of morphological patterns, which are sometimes cause both stem changes and affixation. Should the small affix here be considered a morpheme on it’s own? In my analysis I mostly ignored them. An example: </text:span><text:span text:style-name="T11">vidí </text:span><text:span text:style-name="T15">(he sees, pres.). </text:span><text:span text:style-name="T6">It is formed from </text:span><text:span text:style-name="T7">vidět </text:span><text:span text:style-name="T6">(to see, inf.)</text:span><text:span text:style-name="T7"> </text:span><text:span text:style-name="T6">by back-formation to </text:span><text:span text:style-name="T7">vid </text:span><text:span text:style-name="T6">and affixation of </text:span><text:span text:style-name="T7">í</text:span><text:span text:style-name="T6">. Should it then be analyzed to </text:span><text:span text:style-name="T7">vid-í</text:span><text:span text:style-name="T6">? What about similar changes in nouns due to case declension?</text:span></text:p>
      <text:p text:style-name="P2"/>
      <text:p text:style-name="P5">b)</text:p>
      <text:p text:style-name="P1"/>
      <text:p text:style-name="P4"><text:span text:style-name="T4">213 </text:span><text:span text:style-name="T9">words</text:span></text:p>
      <text:p text:style-name="P3"><text:span text:style-name="T10">Splits: </text:span><text:span text:style-name="T5">107</text:span></text:p>
      <text:p text:style-name="P3"><text:span text:style-name="T10">Morphemes: </text:span><text:span text:style-name="T5">320</text:span></text:p>
      <text:p text:style-name="P3"><text:span text:style-name="T10">Synthesis = 1.</text:span><text:span text:style-name="T5">50</text:span></text:p>
      <text:p text:style-name="P19">Question 2</text:p>
      <text:p text:style-name="P31"><text:bookmark text:name="docs-internal-guid-b1e877c5-7fff-c8f0-53c6-a3f70df0cbba"/></text:p>
      <text:list xml:id="list3539073017" text:style-name="L3">
        <text:list-item>
          <text:p text:style-name="P34"><text:span text:style-name="T18">ni-kot͡ʃi-k<text:tab/> <text:tab/><text:tab/>I-</text:span><text:span text:style-name="T19">sleep</text:span><text:span text:style-name="T18">-p<text:tab/> <text:tab/> <text:tab/> <text:tab/>I slept.</text:span></text:p>
        </text:list-item>
        <text:list-item>
          <text:p text:style-name="P32"><text:span text:style-name="T33">kot͡ʃi-k i-ʃolul<text:tab/> <text:tab/></text:span><text:span text:style-name="T14">sleep</text:span><text:span text:style-name="T33">-p his-</text:span><text:span text:style-name="T14">child</text:span><text:span text:style-name="T33"><text:tab/> <text:tab/> <text:tab/>His child slept.</text:span></text:p>
        </text:list-item>
        <text:list-item>
          <text:p text:style-name="P32"><text:span text:style-name="T33">ti-juli<text:tab/> <text:tab/> <text:tab/>you-</text:span><text:span text:style-name="T14">live</text:span><text:span text:style-name="T33"><text:tab/> <text:tab/> <text:tab/> <text:tab/>You live.</text:span></text:p>
        </text:list-item>
        <text:list-item>
          <text:p text:style-name="P32"><text:span text:style-name="T33">juli mo-siwal<text:tab/> <text:tab/></text:span><text:span text:style-name="T14">live</text:span><text:span text:style-name="T33"> your-</text:span><text:span text:style-name="T14">wife</text:span><text:span text:style-name="T33"><text:tab/> <text:tab/> <text:tab/> <text:tab/>Your wife lives.</text:span></text:p>
        </text:list-item>
        <text:list-item>
          <text:p text:style-name="P32"><text:span text:style-name="T33">net͡ʃ-lamat͡ʃilti-a<text:tab/> <text:tab/>me-</text:span><text:span text:style-name="T14">inform</text:span><text:span text:style-name="T33">-he<text:tab/> <text:tab/> <text:tab/> <text:tab/>He informs me.</text:span></text:p>
        </text:list-item>
        <text:list-item>
          <text:p text:style-name="P32"><text:span text:style-name="T33">ki-lamat͡ʃilti-k no-siwal<text:tab/>he-</text:span><text:span text:style-name="T14">inform</text:span><text:span text:style-name="T33">-p my-</text:span><text:span text:style-name="T14">wife</text:span><text:span text:style-name="T33"><text:tab/> <text:tab/> <text:tab/>He informed my wife.</text:span></text:p>
        </text:list-item>
        <text:list-item>
          <text:p text:style-name="P32"><text:span text:style-name="T33">ti-wehkawa<text:tab/> <text:tab/> <text:tab/>you-</text:span><text:span text:style-name="T14">endure</text:span><text:span text:style-name="T33"><text:tab/> <text:tab/> <text:tab/> <text:tab/>You endure.</text:span></text:p>
        </text:list-item>
        <text:list-item>
          <text:p text:style-name="P32"><text:span text:style-name="T33">wehkawa no-t͡ʃkawa-lisli<text:tab/></text:span><text:span text:style-name="T14">endure</text:span><text:span text:style-name="T33"> my-</text:span><text:span text:style-name="T14">strengthten</text:span><text:span text:style-name="T33">-nom<text:tab/> <text:tab/>My strength holds out.</text:span></text:p>
        </text:list-item>
        <text:list-item>
          <text:p text:style-name="P32"><text:span text:style-name="T33">ni-lami-k<text:tab/> <text:tab/> <text:tab/>I-</text:span><text:span text:style-name="T14">finish</text:span><text:span text:style-name="T33">-p<text:tab/> <text:tab/> <text:tab/> <text:tab/>I finished.</text:span></text:p>
        </text:list-item>
        <text:list-item>
          <text:p text:style-name="P32"><text:span text:style-name="T33">lami mo-lamat͡ʃilti-lisli<text:tab/></text:span><text:span text:style-name="T14">finish</text:span><text:span text:style-name="T33"> your-</text:span><text:span text:style-name="T14">news.pl</text:span><text:span text:style-name="T33">-nom<text:tab/> <text:tab/><text:tab/>Your news ends.</text:span></text:p>
        </text:list-item>
        <text:list-item>
          <text:p text:style-name="P32"><text:span text:style-name="T33">lami-k i-t͡ʃikawa-lisli <text:tab/></text:span><text:span text:style-name="T14">finish</text:span><text:span text:style-name="T33">-p his-</text:span><text:span text:style-name="T14">strenghten</text:span><text:span text:style-name="T33">-nom<text:tab/> <text:tab/>His strength gave out.</text:span></text:p>
        </text:list-item>
        <text:list-item>
          <text:p text:style-name="P32"><text:span text:style-name="T33">mih-t͡ʃikawa-k<text:tab/> <text:tab/>he-you-</text:span><text:span text:style-name="T14">strenghten</text:span><text:span text:style-name="T33">-p<text:tab/> <text:tab/> <text:tab/>He strengthened you.</text:span></text:p>
        </text:list-item>
        <text:list-item>
          <text:p text:style-name="P32"><text:span text:style-name="T33">ki-t͡ʃikawa<text:tab/> <text:tab/> <text:tab/>he-</text:span><text:span text:style-name="T14">strenghten</text:span><text:span text:style-name="T33"><text:tab/> <text:tab/> <text:tab/> <text:tab/>He strengthens him.</text:span></text:p>
        </text:list-item>
        <text:list-item>
          <text:p text:style-name="P32"><text:span text:style-name="T33">ki-t͡ʃikawa no-ʃolul<text:tab/> <text:tab/>he-</text:span><text:span text:style-name="T14">strenghten</text:span><text:span text:style-name="T33"> my-</text:span><text:span text:style-name="T14">child</text:span><text:span text:style-name="T33"><text:tab/> <text:tab/><text:tab/>He strengthens my child.</text:span></text:p>
        </text:list-item>
        <text:list-item>
          <text:p text:style-name="P32"><text:span text:style-name="T33">ki-polua<text:tab/> <text:tab/> <text:tab/>he-</text:span><text:span text:style-name="T14">lose</text:span><text:span text:style-name="T33"><text:tab/> <text:tab/> <text:tab/> <text:tab/><text:tab/>He loses it.</text:span></text:p>
        </text:list-item>
        <text:list-item>
          <text:p text:style-name="P32"><text:span text:style-name="T33">ki-polua kot͡ʃi-lisli<text:tab/> <text:tab/>he-</text:span><text:span text:style-name="T14">lose</text:span><text:span text:style-name="T33"> </text:span><text:span text:style-name="T14">sleep</text:span><text:span text:style-name="T33">-nom<text:tab/> <text:tab/> <text:tab/>He loses sleep.</text:span></text:p>
        </text:list-item>
        <text:list-item>
          <text:p text:style-name="P32"><text:span text:style-name="T33">ki-polu-k i-t͡ʃikawa-lisli<text:tab/>he-</text:span><text:span text:style-name="T14">lose</text:span><text:span text:style-name="T33">-p his-</text:span><text:span text:style-name="T14">strenghten</text:span><text:span text:style-name="T33">-nom<text:tab/><text:tab/>He lost his strength.</text:span></text:p>
        </text:list-item>
        <text:list-item>
          <text:p text:style-name="P32"><text:span text:style-name="T33">net͡ʃ-wililtia<text:tab/> <text:tab/> <text:tab/>me-</text:span><text:span text:style-name="T14">empower</text:span><text:span text:style-name="T33"><text:tab/> <text:tab/> <text:tab/> <text:tab/>He empowers me.</text:span></text:p>
        </text:list-item>
        <text:list-item>
          <text:p text:style-name="P32"><text:span text:style-name="T33">mit͡ʃ-wililti-k<text:tab/> <text:tab/> <text:tab/>you-</text:span><text:span text:style-name="T14">empower</text:span><text:span text:style-name="T33">-he<text:tab/> <text:tab/> <text:tab/>He empowered you.</text:span></text:p>
        </text:list-item>
        <text:list-item>
          <text:p text:style-name="P32"><text:span text:style-name="T33">ki-wililtia mo-ʃolul<text:tab/> <text:tab/>he-</text:span><text:span text:style-name="T14">empower</text:span><text:span text:style-name="T33"> your-</text:span><text:span text:style-name="T14">child</text:span><text:span text:style-name="T33"><text:tab/> <text:tab/><text:tab/>He empowers your child.</text:span></text:p>
        </text:list-item>
        <text:list-item>
          <text:p text:style-name="P32"><text:span text:style-name="T33">net͡ʃ-neki<text:tab/> <text:tab/> <text:tab/>me-</text:span><text:span text:style-name="T14">love</text:span><text:span text:style-name="T33"><text:tab/> <text:tab/> <text:tab/> <text:tab/><text:tab/>He loves me.</text:span></text:p>
        </text:list-item>
        <text:list-item>
          <text:p text:style-name="P32"><text:span text:style-name="T33">ki-neki juli-lisli<text:tab/> <text:tab/>he-</text:span><text:span text:style-name="T14">want</text:span><text:span text:style-name="T33"> </text:span><text:span text:style-name="T14">live</text:span><text:span text:style-name="T33">-nom<text:tab/> <text:tab/> <text:tab/>He wants life.</text:span></text:p>
        </text:list-item>
        <text:list-item>
          <text:p text:style-name="P35"><text:span text:style-name="T18">ki-neki i-siwal<text:tab/> <text:tab/>he-</text:span><text:span text:style-name="T19">love</text:span><text:span text:style-name="T18"> his-</text:span><text:span text:style-name="T19">wife</text:span><text:span text:style-name="T18"><text:tab/> <text:tab/> <text:tab/><text:tab/>He loves his wife.</text:span></text:p>
        </text:list-item>
        <text:list-item>
          <text:p text:style-name="P35"><text:span text:style-name="T18">ki-neki-k no-wililti-lisli</text:span><text:span text:style-name="T17"><text:tab/></text:span><text:span text:style-name="T18">he-</text:span><text:span text:style-name="T19">want</text:span><text:span text:style-name="T18">-p my-</text:span><text:span text:style-name="T19">empower-nom</text:span><text:span text:style-name="T17"><text:tab/><text:tab/></text:span><text:span text:style-name="T18">He wanted my power.</text:span></text:p>
          <text:p text:style-name="P33"/>
        </text:list-item>
      </text:list>
      <text:p text:style-name="P22">Meaning</text:p>
      <text:p text:style-name="P25">ki-, <text:span text:style-name="T37">mi</text:span>t͡ʃ<text:span text:style-name="T32">-, </text:span>-k<text:tab/>he <text:span text:style-name="T32">(subject)</text:span></text:p>
      <text:p text:style-name="P24">ni-<text:tab/><text:tab/>I</text:p>
      <text:p text:style-name="P24">ti-<text:tab/><text:tab/>you <text:span text:style-name="T32">(subject)</text:span></text:p>
      <text:p text:style-name="P24">mo-<text:tab/><text:tab/>your</text:p>
      <text:p text:style-name="P24">no-<text:tab/><text:tab/>my</text:p>
      <text:p text:style-name="P24">net͡ʃ-<text:tab/><text:tab/>me</text:p>
      <text:p text:style-name="P24">i-<text:tab/><text:tab/>his</text:p>
      <text:p text:style-name="P24">-k<text:tab/><text:tab/>past tense, <text:span text:style-name="T35">p</text:span></text:p>
      <text:p text:style-name="P24"><text:span text:style-name="T35">-</text:span><text:span text:style-name="T26">lisli<text:tab/><text:tab/>nominalization, </text:span><text:span text:style-name="T35">nom</text:span></text:p>
      <text:p text:style-name="P25"><text:span text:style-name="T26">mih-<text:tab/><text:tab/></text:span><text:span text:style-name="T27">he (subject) + </text:span><text:span text:style-name="T26">you (object)<text:tab/><text:tab/></text:span></text:p>
      <text:p text:style-name="P24">juli<text:tab/><text:tab/>live</text:p>
      <text:p text:style-name="P24">lami<text:tab/><text:tab/>finish</text:p>
      <text:p text:style-name="P24">wehkawa<text:tab/>endure</text:p>
      <text:p text:style-name="P24">siwal<text:tab/><text:tab/>wife</text:p>
      <text:p text:style-name="P24">lamat͡ʃilti<text:tab/>inform</text:p>
      <text:p text:style-name="P24">t͡ʃkawa<text:tab/><text:tab/>strenghten</text:p>
      <text:p text:style-name="P24"><text:soft-page-break/>news.pl<text:tab/><text:tab/>lamat͡ʃilti</text:p>
      <text:p text:style-name="P24">ʃolul<text:tab/><text:tab/>child</text:p>
      <text:p text:style-name="P24">polua<text:tab/><text:tab/>lose</text:p>
      <text:p text:style-name="P24">kot͡ʃi<text:tab/><text:tab/>sleep</text:p>
      <text:p text:style-name="P24">wililti<text:tab/><text:tab/>empower</text:p>
      <text:p text:style-name="P26">neki<text:tab/><text:tab/>love, want</text:p>
      <text:p text:style-name="P27"/>
      <text:p text:style-name="P23">Notes:</text:p>
      <text:p text:style-name="P28"><text:span text:style-name="T30">Lines </text:span><text:span text:style-name="T31">18 and 21 </text:span><text:span text:style-name="T30">seem to exhibit a phenomenon where the subject is missing. </text:span><text:span text:style-name="T31">We suspect, that the subject is in this instance implicit </text:span><text:span text:style-name="T36">he</text:span><text:span text:style-name="T29">. The lines 13 and 15 seem to be missing an object. We think, that the object may be implicit by some valency rules.</text:span></text:p>
      <text:p text:style-name="P28"><text:span text:style-name="T29"/></text:p>
      <text:p text:style-name="P30"><text:span text:style-name="T29">A</text:span><text:span text:style-name="T28">lso</text:span><text:span text:style-name="T13"> he </text:span><text:span text:style-name="T28">and </text:span><text:span text:style-name="T13">past tense</text:span><text:span text:style-name="T28"> seem to have homomorphic form: </text:span><text:span text:style-name="T13">-k</text:span><text:span text:style-name="T28">.</text:span></text:p>
      <text:p text:style-name="P29"/>
      <text:p text:style-name="P18"><text:span text:style-name="T38">We did this </text:span><text:bookmark text:name="docs-internal-guid-0fc4c1fc-7fff-4d80-7393-7f690c687c22"/><text:span text:style-name="T34">exercise</text:span><text:span text:style-name="T38"> in a team togeth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1</meta:editing-cycles>
    <meta:creation-date>2020-11-03T14:24:00</meta:creation-date>
    <dc:date>2020-11-05T19:15:50.416326348</dc:date>
    <meta:editing-duration>PT2H51M5S</meta:editing-duration>
    <meta:generator>LibreOffice/7.0.2.2$Linux_X86_64 LibreOffice_project/00$Build-2</meta:generator>
    <meta:document-statistic meta:table-count="0" meta:image-count="0" meta:object-count="0" meta:page-count="4" meta:paragraph-count="91" meta:word-count="898" meta:character-count="5777" meta:non-whitespace-character-count="4773"/>
    <meta:user-defined meta:name="AppVersion">16.0000</meta:user-defined>
    <meta:user-defined meta:name="ContentTypeId">0x0101008950ED8DA1440348B6B0742FCCD7884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